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5667in" style:rel-column-width="16383*"/>
    </style:style>
    <style:style style:name="Table1.D" style:family="table-column">
      <style:table-column-properties style:column-width="1.5674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1.5674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ourier New" fo:font-size="10pt" style:font-size-asian="10pt" style:font-name-complex="Courier New1" style:font-size-complex="10pt"/>
    </style:style>
    <style:style style:name="P2" style:family="paragraph" style:parent-style-name="Standard">
      <style:text-properties fo:color="#000000" style:font-name="Courier New" fo:font-size="10pt" fo:background-color="#ffffff" style:font-size-asian="10pt" style:font-name-complex="Courier New1" style:font-size-complex="10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style:page-number="auto"/>
      <style:text-properties fo:font-size="16pt" style:font-size-asian="16pt"/>
    </style:style>
    <style:style style:name="P5" style:family="paragraph" style:parent-style-name="Standard">
      <style:text-properties fo:color="#000000" style:font-name="Courier New" fo:font-size="10pt" fo:background-color="#ffffff" style:font-size-asian="10pt" style:font-name-complex="Courier New1" style:font-size-complex="10pt"/>
    </style:style>
    <style:style style:name="P6" style:family="paragraph" style:parent-style-name="Table_20_Contents">
      <style:text-properties style:font-name="Courier New" fo:font-size="10pt" style:font-size-asian="10pt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 Computation and Complexity NQueens</text:p>
      <text:p text:style-name="P3">The table below is a 4x4 chessboard, and a boolean variable is assigned to each cell.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X1</text:p>
          </table:table-cell>
          <table:table-cell table:style-name="Table1.A1" office:value-type="string">
            <text:p text:style-name="P1">X2</text:p>
          </table:table-cell>
          <table:table-cell table:style-name="Table1.A1" office:value-type="string">
            <text:p text:style-name="P1">X3</text:p>
          </table:table-cell>
          <table:table-cell table:style-name="Table1.D1" office:value-type="string">
            <text:p text:style-name="P1">X4</text:p>
          </table:table-cell>
        </table:table-row>
        <table:table-row>
          <table:table-cell table:style-name="Table1.A2" office:value-type="string">
            <text:p text:style-name="P1">X5</text:p>
          </table:table-cell>
          <table:table-cell table:style-name="Table1.A2" office:value-type="string">
            <text:p text:style-name="P1">X6</text:p>
          </table:table-cell>
          <table:table-cell table:style-name="Table1.A2" office:value-type="string">
            <text:p text:style-name="P1">X7</text:p>
          </table:table-cell>
          <table:table-cell table:style-name="Table1.D2" office:value-type="string">
            <text:p text:style-name="P1">X8</text:p>
          </table:table-cell>
        </table:table-row>
        <table:table-row>
          <table:table-cell table:style-name="Table1.A2" office:value-type="string">
            <text:p text:style-name="P1">X9</text:p>
          </table:table-cell>
          <table:table-cell table:style-name="Table1.A2" office:value-type="string">
            <text:p text:style-name="P1">X10</text:p>
          </table:table-cell>
          <table:table-cell table:style-name="Table1.A2" office:value-type="string">
            <text:p text:style-name="P1">X11</text:p>
          </table:table-cell>
          <table:table-cell table:style-name="Table1.D2" office:value-type="string">
            <text:p text:style-name="P1">X12</text:p>
          </table:table-cell>
        </table:table-row>
        <table:table-row>
          <table:table-cell table:style-name="Table1.A2" office:value-type="string">
            <text:p text:style-name="P1">X13</text:p>
          </table:table-cell>
          <table:table-cell table:style-name="Table1.A2" office:value-type="string">
            <text:p text:style-name="P1">X14</text:p>
          </table:table-cell>
          <table:table-cell table:style-name="Table1.A2" office:value-type="string">
            <text:p text:style-name="P1">X15</text:p>
          </table:table-cell>
          <table:table-cell table:style-name="Table1.D2" office:value-type="string">
            <text:p text:style-name="P1">X16</text:p>
          </table:table-cell>
        </table:table-row>
      </table:table>
      <text:p text:style-name="P2"/>
      <text:p text:style-name="P2">For the NQueens problem, there is only one queen allowed in each row, column and diagonal.</text:p>
      <text:p text:style-name="P2">So the Sum of each row should equal 1.</text:p>
      <text:p text:style-name="P2">Thus the first row can be represented in CNF format as</text:p>
      <text:p text:style-name="P2">(x1 V x2 V x3 V x4) ^</text:p>
      <text:p text:style-name="P2">(!x1 V !x2) ^</text:p>
      <text:p text:style-name="P2">(!x1 V !x3) ^ <text:s text:c="2"/><text:tab/></text:p>
      <text:p text:style-name="P2">(!x1 V !x4) ^<text:tab/><text:tab/></text:p>
      <text:p text:style-name="P2">(!x2 V !x3) ^</text:p>
      <text:p text:style-name="P2">(!x2 V !x4)<text:tab/>^<text:tab/></text:p>
      <text:p text:style-name="P2">(!x3 V !x4)</text:p>
      <text:p text:style-name="P2">There is only one queen allowed in each column</text:p>
      <text:p text:style-name="P2">Equally each the Sum of each column should equal 1.</text:p>
      <text:p text:style-name="P2">Thus the first column can be represented in CNF format as</text:p>
      <text:p text:style-name="P2">(x1 V x5 V x9 V x13) ^</text:p>
      <text:p text:style-name="P2">(!x1 V !x5) <text:s/>^ <text:s text:c="3"/><text:tab/> </text:p>
      <text:p text:style-name="P2">(!x1 V !x9) <text:s/>^ <text:tab/></text:p>
      <text:p text:style-name="P2">(!x1 V !x13) ^<text:tab/><text:tab/></text:p>
      <text:p text:style-name="P2">(!x5 V !x9) <text:s/>^</text:p>
      <text:p text:style-name="P2">(!x5 V !x13) ^<text:tab/><text:tab/></text:p>
      <text:p text:style-name="P2">(!x9 V !x13) ^</text:p>
      <text:p text:style-name="P2"><text:soft-page-break/></text:p>
      <text:p text:style-name="P2">There is only one queen allowed in each diagonal</text:p>
      <text:p text:style-name="P2">The main diagonal from the matrix above can be represented as follows</text:p>
      <text:p text:style-name="P2">(!x1 V !x6) <text:s text:c="2"/>^</text:p>
      <text:p text:style-name="P2">(!x1 V !x11) <text:s/>^</text:p>
      <text:p text:style-name="P2">(!x1 V !x16) <text:s/>^</text:p>
      <text:p text:style-name="P2">(!x6 V !x11) <text:s/>^</text:p>
      <text:p text:style-name="P2">(!x6 V !x16) <text:s/>^</text:p>
      <text:p text:style-name="P2">(!x11 V !x16) </text:p>
      <text:p text:style-name="P2">More Formally</text:p>
      <text:p text:style-name="P2">The formula I introduce here converts n*n matrix to cnf format.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">X11</text:p>
          </table:table-cell>
          <table:table-cell table:style-name="Table2.A1" office:value-type="string">
            <text:p text:style-name="P1">X12</text:p>
          </table:table-cell>
          <table:table-cell table:style-name="Table2.A1" office:value-type="string">
            <text:p text:style-name="P1">..</text:p>
          </table:table-cell>
          <table:table-cell table:style-name="Table2.D1" office:value-type="string">
            <text:p text:style-name="P1">X1n</text:p>
          </table:table-cell>
        </table:table-row>
        <table:table-row>
          <table:table-cell table:style-name="Table2.A2" office:value-type="string">
            <text:p text:style-name="P1">X21 </text:p>
          </table:table-cell>
          <table:table-cell table:style-name="Table2.A2" office:value-type="string">
            <text:p text:style-name="P1">x22</text:p>
          </table:table-cell>
          <table:table-cell table:style-name="Table2.A2" office:value-type="string">
            <text:p text:style-name="P1">..</text:p>
          </table:table-cell>
          <table:table-cell table:style-name="Table2.D2" office:value-type="string">
            <text:p text:style-name="P1">X2n </text:p>
          </table:table-cell>
        </table:table-row>
        <table:table-row>
          <table:table-cell table:style-name="Table2.A2" office:value-type="string">
            <text:p text:style-name="P1">..</text:p>
          </table:table-cell>
          <table:table-cell table:style-name="Table2.A2" office:value-type="string">
            <text:p text:style-name="P1">..</text:p>
          </table:table-cell>
          <table:table-cell table:style-name="Table2.A2" office:value-type="string">
            <text:p text:style-name="P1">..</text:p>
          </table:table-cell>
          <table:table-cell table:style-name="Table2.D2" office:value-type="string">
            <text:p text:style-name="P1">..</text:p>
          </table:table-cell>
        </table:table-row>
        <table:table-row>
          <table:table-cell table:style-name="Table2.A2" office:value-type="string">
            <text:p text:style-name="P1">Xn1 </text:p>
          </table:table-cell>
          <table:table-cell table:style-name="Table2.A2" office:value-type="string">
            <text:p text:style-name="P1">xn2</text:p>
          </table:table-cell>
          <table:table-cell table:style-name="Table2.A2" office:value-type="string">
            <text:p text:style-name="P1">..</text:p>
          </table:table-cell>
          <table:table-cell table:style-name="Table2.D2" office:value-type="string">
            <text:p text:style-name="P1">Xnn </text:p>
          </table:table-cell>
        </table:table-row>
      </table:table>
      <text:p text:style-name="P2">//developing horizontal clauses</text:p>
      <text:p text:style-name="P2">#rows</text:p>
      <text:p text:style-name="P2">for i in range (1,(n*n)+1,n):</text:p>
      <text:p text:style-name="P2"><text:tab/>y += vertical(range(i,i+n,1),True)</text:p>
      <text:p text:style-name="P2"></text:p>
      <text:p text:style-name="P2">#columns</text:p>
      <text:p text:style-name="P2">for i in range (1,n+1):</text:p>
      <text:p text:style-name="P2"><text:tab/>y+= vertical(range(i,(n*n)-n+1+i,n),True)</text:p>
      <text:p text:style-name="P2"><text:tab/><text:tab/></text:p>
      <text:p text:style-name="P2">#diagonals </text:p>
      <text:p text:style-name="P2">y+=diagonal(1,n)</text:p>
      <text:p text:style-name="P2"/>
      <text:p text:style-name="P2"/>
      <text:p text:style-name="P2"/>
      <text:p text:style-name="P2"><text:soft-page-break/>#-------------------------------------</text:p>
      <text:p text:style-name="P2">#function for creating both vertical and horizontal clauses </text:p>
      <text:p text:style-name="P2">#-------------------------------------</text:p>
      <text:p text:style-name="P2">def vertical(iterator,diag=False):</text:p>
      <text:p text:style-name="P2"><text:tab/>clauses = []</text:p>
      <text:p text:style-name="P2"><text:tab/>intermed =[]</text:p>
      <text:p text:style-name="P2"><text:tab/>if diag:</text:p>
      <text:p text:style-name="P2"><text:tab/><text:tab/>for i in iterator:</text:p>
      <text:p text:style-name="P2"><text:tab/><text:tab/><text:tab/>intermed.append(i)</text:p>
      <text:p text:style-name="P2"><text:tab/></text:p>
      <text:p text:style-name="P2"><text:tab/><text:tab/>clauses.append(intermed)</text:p>
      <text:p text:style-name="P2"></text:p>
      <text:p text:style-name="P2"><text:tab/>for i in iterator:</text:p>
      <text:p text:style-name="P2"><text:tab/><text:tab/>for j in iterator:</text:p>
      <text:p text:style-name="P2"><text:tab/><text:tab/><text:tab/>if i &lt; j:</text:p>
      <text:p text:style-name="P2"><text:tab/><text:tab/><text:tab/><text:tab/>clauses.append(makeNegative(i,j))</text:p>
      <text:p text:style-name="P2"><text:tab/>return clauses</text:p>
      <text:p text:style-name="P2">#-------------------------------------</text:p>
      <text:p text:style-name="P2">#return diagonal clauses</text:p>
      <text:p text:style-name="P2">#-------------------------------------</text:p>
      <text:p text:style-name="P2">def diagonal(m,n):</text:p>
      <text:p text:style-name="P2"><text:tab/></text:p>
      <text:p text:style-name="P2"><text:tab/>clauses = []</text:p>
      <text:p text:style-name="P2"><text:tab/></text:p>
      <text:p text:style-name="P2"><text:tab/>for i in range(n-1):</text:p>
      <text:p text:style-name="P2"><text:tab/><text:tab/>for cl in vertical([n*j+j+i+1 for j in range(n - i)]):</text:p>
      <text:p text:style-name="P2"><text:tab/><text:tab/><text:tab/>clauses.append(cl)</text:p>
      <text:p text:style-name="P2"></text:p>
      <text:p text:style-name="P2"><text:tab/>for i in range(1,n-1):</text:p>
      <text:p text:style-name="P2"><text:tab/><text:tab/>for cl in vertical([n*(j+i)+j+1 for j in range(n - i)]):</text:p>
      <text:p text:style-name="P2"><text:soft-page-break/><text:tab/><text:tab/><text:tab/>clauses.append(cl)</text:p>
      <text:p text:style-name="P2"></text:p>
      <text:p text:style-name="P2"><text:tab/>for i in range(n-1):</text:p>
      <text:p text:style-name="P2"><text:tab/><text:tab/>for cl in vertical([n*j+(n-(i+j)) for j in range(n - i)]):</text:p>
      <text:p text:style-name="P2"><text:tab/><text:tab/><text:tab/>clauses.append(cl)<text:tab/><text:tab/></text:p>
      <text:p text:style-name="P2"><text:tab/></text:p>
      <text:p text:style-name="P2"><text:tab/>for i in range(1,n-1):</text:p>
      <text:p text:style-name="P2"><text:tab/><text:tab/>for cl in vertical([n*(j+i)+(n-j) for j in range(n - i)]):</text:p>
      <text:p text:style-name="P2"><text:tab/><text:tab/><text:tab/>clauses.append(cl)</text:p>
      <text:p text:style-name="P2"><text:tab/></text:p>
      <text:p text:style-name="P2">def makeNegative(v1,v2):</text:p>
      <text:p text:style-name="P2"><text:tab/>return [-v1,-v2]</text:p>
      <text:p text:style-name="P2"/>
      <text:p text:style-name="P2">Developing the vertical,Horizontal, and diagonal clauses for this problem is of O(n^4), which runs in polynomial time.</text:p>
      <text:p text:style-name="P2">Each reduction has a one to-one mapping from nQueens to SAT because the number of clauses depends on N.</text:p>
      <text:p text:style-name="P2">After the clauses are generated, you simly send the clauses of to a sat solver.</text:p>
      <text:p text:style-name="P2">This reduction is correct because if the SAT Solver finds a set of booleans to satisfy the constraints then it is a solution for NQueens.</text:p>
      <text:p text:style-name="P2"/>
      <text:p text:style-name="P2">Q3.</text:p>
      <text:p text:style-name="P2">To devise a strategy to enumerate every possible solution, you simply add on the answer sat gives you from the previous solution as a clause(along with the previous clauses)</text:p>
      <text:p text:style-name="P2">Q4.</text:p>
      <text:p text:style-name="P2">To devise a strategy to enumerate only unique solutions.</text:p>
      <text:p text:style-name="P2">I have my list of generated solutions.</text:p>
      <text:p text:style-name="P2">Show it is a polynomail many-to-one reduction- that you don't keep generating clauses after you test them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E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1in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</meta:initial-creator>
    <dc:creator>CULLEN MYLES</dc:creator>
    <meta:editing-cycles>20</meta:editing-cycles>
    <meta:creation-date>2014-05-06T15:57:00</meta:creation-date>
    <dc:date>2014-05-08T22:57:01</dc:date>
    <meta:editing-duration>PT21H40M2S</meta:editing-duration>
    <meta:generator>LibreOffice/3.5$Linux_X86_64 LibreOffice_project/350m1$Build-2</meta:generator>
    <meta:document-statistic meta:table-count="2" meta:image-count="0" meta:object-count="0" meta:page-count="4" meta:paragraph-count="127" meta:word-count="515" meta:character-count="3077" meta:non-whitespace-character-count="25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